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17cm" style:rel-column-width="65535*"/>
    </style:style>
    <style:style style:name="표1.A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0.05pt solid #000000" fo:border-top="none" fo:border-bottom="0.05pt solid #000000"/>
    </style:style>
    <style:style style:name="표1.3" style:family="table-row">
      <style:table-row-properties style:min-row-height="2.164cm"/>
    </style:style>
    <style:style style:name="표1.5" style:family="table-row">
      <style:table-row-properties style:min-row-height="2.503cm"/>
    </style:style>
    <style:style style:name="표1.7" style:family="table-row">
      <style:table-row-properties style:min-row-height="3.154cm"/>
    </style:style>
    <style:style style:name="P1" style:family="paragraph" style:parent-style-name="Standard">
      <style:text-properties style:language-asian="ko" style:country-asian="KR"/>
    </style:style>
    <style:style style:name="P2" style:family="paragraph" style:parent-style-name="Standard">
      <style:text-properties officeooo:rsid="00127c55" officeooo:paragraph-rsid="00127c55" style:language-asian="ko" style:country-asian="KR"/>
    </style:style>
    <style:style style:name="P3" style:family="paragraph" style:parent-style-name="Table_20_Contents">
      <style:text-properties officeooo:rsid="00120132" officeooo:paragraph-rsid="00120132"/>
    </style:style>
    <style:style style:name="P4" style:family="paragraph" style:parent-style-name="Table_20_Contents">
      <style:text-properties officeooo:rsid="00120132" officeooo:paragraph-rsid="00127c55"/>
    </style:style>
    <style:style style:name="P5" style:family="paragraph" style:parent-style-name="Table_20_Contents">
      <style:text-properties officeooo:rsid="00120132" officeooo:paragraph-rsid="00120132" style:language-asian="ko" style:country-asian="KR"/>
    </style:style>
    <style:style style:name="T1" style:family="text">
      <style:text-properties style:language-asian="ko" style:country-asian="KR"/>
    </style:style>
    <style:style style:name="T2" style:family="text">
      <style:text-properties officeooo:rsid="00127c55" style:language-asian="ko" style:country-asian="KR"/>
    </style:style>
    <style:style style:name="T3" style:family="text">
      <style:text-properties style:text-underline-style="solid" style:text-underline-width="auto" style:text-underline-color="font-color" style:language-asian="ko" style:country-asian="K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row>
          <table:table-cell table:style-name="표1.A1" office:value-type="string">
            <text:p text:style-name="P5">보정고등학교 <text:s text:c="8"/>학년 <text:s text:c="8"/>반 <text:s text:c="8"/>이름: <text:s text:c="22"/>핸드폰 번호:</text:p>
          </table:table-cell>
        </table:table-row>
        <table:table-row>
          <table:table-cell table:style-name="표1.A2" office:value-type="string">
            <text:p text:style-name="P4">1. <text:span text:style-name="T1">지원자께서 구름 컴퓨터 동아리에서 얻어가고자하는 것이 무엇인지 </text:span><text:span text:style-name="T3">구체적</text:span><text:span text:style-name="T1">으로 적어주세요</text:span></text:p>
          </table:table-cell>
        </table:table-row>
        <table:table-row table:style-name="표1.3">
          <table:table-cell table:style-name="표1.A2" office:value-type="string">
            <text:p text:style-name="Table_20_Contents"/>
          </table:table-cell>
        </table:table-row>
        <table:table-row>
          <table:table-cell table:style-name="표1.A2" office:value-type="string">
            <text:p text:style-name="P3">2. <text:span text:style-name="T1">만약 </text:span>동아리 활동 중에 <text:span text:style-name="T1">중도 포기를 하게 될 경우, 지원자님은 다른 지원자의 기회를 도둑질한 것이나 다름 없습니다. 어떻게 책임을 지실 생각입니까?</text:span></text:p>
          </table:table-cell>
        </table:table-row>
        <table:table-row table:style-name="표1.5">
          <table:table-cell table:style-name="표1.A2" office:value-type="string">
            <text:p text:style-name="P3">(<text:span text:style-name="T1">꼭 중도포기를 하는 것을 전제로 어떻게 대처하실 것인지 적어주세요.</text:span>)</text:p>
          </table:table-cell>
        </table:table-row>
        <table:table-row>
          <table:table-cell table:style-name="표1.A2" office:value-type="string">
            <text:p text:style-name="P3"><text:span text:style-name="T1">3. 자신의 진로</text:span><text:span text:style-name="T2">(학과, 직업)에 대해서 어떤 계획을 가지고 있는지 구체적으로 서술해주세요.</text:span></text:p>
          </table:table-cell>
        </table:table-row>
        <table:table-row table:style-name="표1.7">
          <table:table-cell table:style-name="표1.A2" office:value-type="string">
            <text:p text:style-name="Table_20_Contents"/>
          </table:table-cell>
        </table:table-row>
      </table:table>
      <text:p text:style-name="Standard"/>
      <text:p text:style-name="P1">다른 질문들:</text:p>
      <text:p text:style-name="P2">4. 프로그래밍 언어를 공부한 적 있으시면 어떤 것을 얼마나 공부했는지 적어주세요.</text:p>
      <text:p text:style-name="P2">5. </text:p>
      <text:p text:style-name="P2"/>
      <text:p text:style-name="P2"/>
      <text:p text:style-name="P2">면접질문으로 좋은 것:</text:p>
      <text:p text:style-name="P2">1. 리눅스 사용 경험이 있는가?</text:p>
      <text:p text:style-name="P2">2. 객체 지향 프로그래밍에 대해서 설명할 수 있는가?</text:p>
      <text:p text:style-name="P2">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21:38:10.220000000</meta:creation-date>
    <dc:date>2014-03-07T22:08:14.488000000</dc:date>
    <meta:editing-duration>PT13M14S</meta:editing-duration>
    <meta:editing-cycles>1</meta:editing-cycles>
    <meta:document-statistic meta:table-count="1" meta:image-count="0" meta:object-count="0" meta:page-count="1" meta:paragraph-count="12" meta:word-count="278" meta:character-count="412" meta:non-whitespace-character-count="287"/>
    <meta:generator>LibreOffice/4.2.1.1$Windows_x86 LibreOffice_project/d7dbbd7842e6a58b0f521599204e827654e1fb8b</meta:generator>
  </office:meta>
</office:document-meta>
</file>